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2"/>
    <style:style style:name="P8" style:family="paragraph" style:parent-style-name="Text_20_body" style:list-style-name="L14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15">
      <style:text-properties fo:font-weight="normal" style:font-weight-asian="normal" style:font-weight-complex="normal"/>
    </style:style>
    <style:style style:name="P11" style:family="paragraph" style:parent-style-name="Text_20_body" style:list-style-name="L15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</text:h>
      <text:h text:style-name="Heading_20_3" text:outline-level="3">Цели:</text:h>
      <text:p text:style-name="Text_20_body">Данная программа создается с <text:s/>целью автоматизации и упрощения администрирования фотосалона.</text:p>
      <text:p text:style-name="Text_20_body"/>
      <text:h text:style-name="Heading_20_3" text:outline-level="3">Основные особенности:</text:h>
      <text:list xml:id="list1452006067" text:style-name="L1">
        <text:list-item>
          <text:p text:style-name="P1">система предназначена для работы в составе небольшого предприятия</text:p>
        </text:list-item>
      </text:list>
      <text:p text:style-name="Text_20_body"/>
      <text:p text:style-name="Text_20_body">Для достижения целей необходимо решить следующие</text:p>
      <text:h text:style-name="Heading_20_3" text:outline-level="3">Задачи:</text:h>
      <text:p text:style-name="Text_20_body">Написание программы, позволяющей:</text:p>
      <text:list xml:id="list1338669210" text:style-name="L2">
        <text:list-item>
          <text:p text:style-name="P2">получать быстрый доступ к редактированию или просмотру информации о текущих заказах</text:p>
        </text:list-item>
        <text:list-item>
          <text:p text:style-name="P2">получать быстрый доступ к редактированию или просмотру информации о доступных товарах на складе, доступности услуг</text:p>
        </text:list-item>
        <text:list-item>
          <text:p text:style-name="P2">генерировать отчеты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Программа должна реализовывать следующий функционал:</text:h>
      <text:list xml:id="list1937039685" text:style-name="L3">
        <text:list-item>
          <text:p text:style-name="P3">Авторизация пользователей для входа в систему</text:p>
          <text:p text:style-name="P3">с предоставлением различного доступа к информации</text:p>
        </text:list-item>
      </text:list>
      <text:list xml:id="list1172367923" text:style-name="L4">
        <text:list-item>
          <text:p text:style-name="P4">Просмотр\редактирование информации о заказах:</text:p>
          <text:list>
            <text:list-item>
              <text:p text:style-name="P4">Заказчик</text:p>
              <text:list>
                <text:list-item>
                  <text:p text:style-name="P4">ФИО</text:p>
                </text:list-item>
                <text:list-item>
                  <text:p text:style-name="P4">Телефон и\или эл. почта</text:p>
                </text:list-item>
              </text:list>
            </text:list-item>
            <text:list-item>
              <text:p text:style-name="P4">Дата</text:p>
            </text:list-item>
            <text:list-item>
              <text:p text:style-name="P4">Номер</text:p>
            </text:list-item>
            <text:list-item>
              <text:p text:style-name="P4">Менеджер</text:p>
            </text:list-item>
            <text:list-item>
              <text:p text:style-name="P4">Тип услуги</text:p>
            </text:list-item>
            <text:list-item>
              <text:p text:style-name="P4">Статус выполнения</text:p>
            </text:list-item>
          </text:list>
        </text:list-item>
        <text:list-item>
          <text:p text:style-name="P4">Просмотр\редактирование состояния склада:</text:p>
          <text:list>
            <text:list-item>
              <text:p text:style-name="P4">Наличие и количество товаров</text:p>
            </text:list-item>
            <text:list-item>
              <text:p text:style-name="P4">Спрос на товары определенной номенклатуры</text:p>
            </text:list-item>
          </text:list>
        </text:list-item>
        <text:list-item>
          <text:p text:style-name="P4">Просмотр\редактирование информации о персонале:</text:p>
          <text:list>
            <text:list-item>
              <text:p text:style-name="P4">ФИО</text:p>
            </text:list-item>
            <text:list-item>
              <text:p text:style-name="P4">Занимаемая должность</text:p>
            </text:list-item>
            <text:list-item>
              <text:p text:style-name="P4">Идентификатор(номер договора)</text:p>
            </text:list-item>
            <text:list-item>
              <text:p text:style-name="P4">Логин для входа в систему</text:p>
            </text:list-item>
          </text:list>
        </text:list-item>
        <text:list-item>
          <text:p text:style-name="P4">Генерация отчетов о:</text:p>
          <text:list>
            <text:list-item>
              <text:p text:style-name="P4">Состоянии склада</text:p>
            </text:list-item>
            <text:list-item>
              <text:p text:style-name="P4">Заказах</text:p>
            </text:list-item>
            <text:list-item>
              <text:p text:style-name="P4">Расходах\выручке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Нефункциональные требования:</text:h>
      <text:p text:style-name="Text_20_body">Требуемый язык разработки:</text:p>
      <text:p text:style-name="Text_20_body"><text:tab/> C# + .NET framework 4.5</text:p>
      <text:p text:style-name="Text_20_body">Сторонние библиотеки: </text:p>
      <text:p text:style-name="Text_20_body"><text:tab/>допускается использование библиотек, обеспечивающих генерацию отчетов.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>Входные данные:</text:h>
      <text:p text:style-name="P9">Для формы авторизации:</text:p>
      <text:list xml:id="list915942728" text:style-name="L9">
        <text:list-item>
          <text:p text:style-name="P5">Логин : в отдельном текстовом поле</text:p>
        </text:list-item>
        <text:list-item>
          <text:p text:style-name="P5">Пароль : в отдельном текстовом поле</text:p>
        </text:list-item>
      </text:list>
      <text:p text:style-name="P9">Для главной формы:</text:p>
      <text:list xml:id="list1822263053" text:style-name="L10">
        <text:list-item>
          <text:p text:style-name="P6">Таблица для отображения : выбор посредством элементов ГПИ</text:p>
        </text:list-item>
        <text:list-item>
          <text:p text:style-name="P6">Данные для изменения базы данных: в яйчейке таблицы</text:p>
        </text:list-item>
      </text:list>
      <text:p text:style-name="P9">Для формы добавления\редактирования заказа:</text:p>
      <text:list xml:id="list845615470" text:continue-list="list1172367923" text:style-name="L4">
        <text:list-item>
          <text:list>
            <text:list-item>
              <text:p text:style-name="P4">Заказчик</text:p>
              <text:list>
                <text:list-item>
                  <text:p text:style-name="P4">ФИО</text:p>
                </text:list-item>
                <text:list-item>
                  <text:p text:style-name="P4">Телефон и\или эл. почта</text:p>
                </text:list-item>
              </text:list>
            </text:list-item>
            <text:list-item>
              <text:p text:style-name="P4">Дата</text:p>
            </text:list-item>
            <text:list-item>
              <text:p text:style-name="P4">Номер</text:p>
            </text:list-item>
            <text:list-item>
              <text:p text:style-name="P4">Менеджер</text:p>
            </text:list-item>
            <text:list-item>
              <text:p text:style-name="P4">Тип услуги</text:p>
            </text:list-item>
            <text:list-item>
              <text:p text:style-name="P4">Статус выполнения</text:p>
            </text:list-item>
          </text:list>
        </text:list-item>
      </text:list>
      <text:p text:style-name="Text_20_body">Для каждого параметра предусматривается отдельное поле текстового ввода.</text:p>
      <text:p text:style-name="P9">Для формы редактирования товара:</text:p>
      <text:list xml:id="list1503297124" text:style-name="L15">
        <text:list-item>
          <text:p text:style-name="P10">наименование</text:p>
        </text:list-item>
        <text:list-item>
          <text:p text:style-name="P10">тип</text:p>
        </text:list-item>
        <text:list-item>
          <text:p text:style-name="P11"><text:span text:style-name="T1">стоимость</text:span></text:p>
        </text:list-item>
      </text:list>
      <text:p text:style-name="Text_20_body"><text:span text:style-name="T1">Для каждого параметра предусматривается отдельное поле текстового ввода.</text:span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Выходные данные:</text:h>
      <text:p text:style-name="P9">Для главной формы:</text:p>
      <text:list xml:id="list959608751" text:style-name="L12">
        <text:list-item>
          <text:p text:style-name="P7">выбранная таблица : отображение стандартными средствами (DGV)</text:p>
        </text:list-item>
      </text:list>
      <text:p text:style-name="P9">Для отчета о</text:p>
      <text:list xml:id="list383621565" text:style-name="L14">
        <text:list-item>
          <text:p text:style-name="P8">состоянии склада</text:p>
          <text:list>
            <text:list-item>
              <text:p text:style-name="P8">количество товаров определнного типа и наименования</text:p>
            </text:list-item>
            <text:list-item>
              <text:p text:style-name="P8">спрос на товар определенной номенклатуры</text:p>
            </text:list-item>
          </text:list>
        </text:list-item>
        <text:list-item>
          <text:p text:style-name="P8">заказах</text:p>
          <text:list>
            <text:list-item>
              <text:p text:style-name="P8">количество выполненых заказов</text:p>
            </text:list-item>
            <text:list-item>
              <text:p text:style-name="P8">информация о выполненых заказах</text:p>
              <text:list>
                <text:list-item>
                  <text:p text:style-name="P8">дата оформления</text:p>
                </text:list-item>
                <text:list-item>
                  <text:p text:style-name="P8">тип услуги</text:p>
                </text:list-item>
                <text:list-item>
                  <text:p text:style-name="P8">обслуживающий менеджер</text:p>
                </text:list-item>
                <text:list-item>
                  <text:p text:style-name="P8">клиент</text:p>
                </text:list-item>
              </text:list>
            </text:list-item>
          </text:list>
        </text:list-item>
        <text:list-item>
          <text:p text:style-name="P8">расходах\выручке</text:p>
          <text:list>
            <text:list-item>
              <text:p text:style-name="P8">суммарная стоимость выполения всех закрытых заказов</text:p>
            </text:list-item>
            <text:list-item>
              <text:p text:style-name="P8">суммарная выручка со всех выполенных заказов</text:p>
            </text:list-item>
            <text:list-item>
              <text:p text:style-name="P8">позаказная <text:s/>информация о стоимости и выручке:</text:p>
              <text:list>
                <text:list-item>
                  <text:p text:style-name="P8">номер заказа</text:p>
                </text:list-item>
                <text:list-item>
                  <text:p text:style-name="P8">наименование</text:p>
                </text:list-item>
                <text:list-item>
                  <text:p text:style-name="P8">тип услуги</text:p>
                </text:list-item>
                <text:list-item>
                  <text:p text:style-name="P8">выручка</text:p>
                </text:list-item>
                <text:list-item>
                  <text:p text:style-name="P8">стоимость выполения</text:p>
                </text:list-item>
              </text:list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Процесс разработки:</text:h>
      <text:p text:style-name="Text_20_body">Сроки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25.02 </text:p>
          </table:table-cell>
          <table:table-cell table:style-name="Table1.B1" office:value-type="string">
            <text:p text:style-name="Table_20_Contents">Описание предм. области.</text:p>
          </table:table-cell>
        </table:table-row>
        <table:table-row>
          <table:table-cell table:style-name="Table1.A2" office:value-type="string">
            <text:p text:style-name="Table_20_Contents">17.03 </text:p>
          </table:table-cell>
          <table:table-cell table:style-name="Table1.B2" office:value-type="string">
            <text:p text:style-name="Table_20_Contents">ТЗ</text:p>
          </table:table-cell>
        </table:table-row>
        <table:table-row>
          <table:table-cell table:style-name="Table1.A2" office:value-type="string">
            <text:p text:style-name="Table_20_Contents">24.03</text:p>
          </table:table-cell>
          <table:table-cell table:style-name="Table1.B2" office:value-type="string">
            <text:p text:style-name="Table_20_Contents">GUI</text:p>
          </table:table-cell>
        </table:table-row>
        <table:table-row>
          <table:table-cell table:style-name="Table1.A2" office:value-type="string">
            <text:p text:style-name="Table_20_Contents">07.04 </text:p>
          </table:table-cell>
          <table:table-cell table:style-name="Table1.B2" office:value-type="string">
            <text:p text:style-name="Table_20_Contents">Схема БД</text:p>
          </table:table-cell>
        </table:table-row>
        <table:table-row>
          <table:table-cell table:style-name="Table1.A2" office:value-type="string">
            <text:p text:style-name="Table_20_Contents">05.05</text:p>
          </table:table-cell>
          <table:table-cell table:style-name="Table1.B2" office:value-type="string">
            <text:p text:style-name="Table_20_Contents">Документация</text:p>
          </table:table-cell>
        </table:table-row>
        <table:table-row>
          <table:table-cell table:style-name="Table1.A2" office:value-type="string">
            <text:p text:style-name="Table_20_Contents">12.05</text:p>
          </table:table-cell>
          <table:table-cell table:style-name="Table1.B2" office:value-type="string">
            <text:p text:style-name="Table_20_Contents">Программа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en" fo:country="US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6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3T20:15:27</meta:creation-date>
    <dc:date>2012-03-17T15:27:03</dc:date>
    <meta:editing-duration>PT4H34M3S</meta:editing-duration>
    <meta:editing-cycles>33</meta:editing-cycles>
    <meta:generator>LibreOffice/3.4$Linux LibreOffice_project/340m1$Build-502</meta:generator>
    <meta:document-statistic meta:table-count="1" meta:image-count="0" meta:object-count="0" meta:page-count="6" meta:paragraph-count="99" meta:word-count="372" meta:character-count="2520" meta:non-whitespace-character-count="2300"/>
  </office:meta>
</office:document-meta>
</file>